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<text:tab/></text:span></text:p>
      <text:p text:style-name="P1"><text:span text:style-name="T2"/></text:p>
      <text:p text:style-name="P1"><text:span text:style-name="T2"/></text:p>
      <text:p text:style-name="P1"><text:span text:style-name="T3">C-Practical Programmes</text:span></text:p>
      <text:p text:style-name="P1"><text:span text:style-name="T4"/></text:p>
      <text:p text:style-name="P1"><text:span text:style-name="T5">1 Hello World Program</text:span></text:p>
      <text:p text:style-name="P1"><text:span text:style-name="T5">2 Add Two Numbers</text:span></text:p>
      <text:p text:style-name="P1"><text:span text:style-name="T5">3 Check Even or Odd</text:span></text:p>
      <text:p text:style-name="P1"><text:span text:style-name="T5">4 Find the Largest Number Among Three</text:span></text:p>
      <text:p text:style-name="P1"><text:span text:style-name="T5">5 Swap Two Numbers</text:span></text:p>
      <text:p text:style-name="P1"><text:span text:style-name="T5">6 Calculate Factorial of a Number</text:span></text:p>
      <text:p text:style-name="P1"><text:span text:style-name="T5">7 Fibonacci Series</text:span></text:p>
      <text:p text:style-name="P1"><text:span text:style-name="T5">8 Prime Number Check</text:span></text:p>
      <text:p text:style-name="P1"><text:span text:style-name="T5">9 Reverse a Number</text:span></text:p>
      <text:p text:style-name="P1"><text:span text:style-name="T5">10 Palindrome Check</text:span></text:p>
      <text:p text:style-name="P1"><text:span text:style-name="T5">11 Calculate the Sum of Digits</text:span></text:p>
      <text:p text:style-name="P1"><text:span text:style-name="T5">12 Decimal to Binary Conversion</text:span></text:p>
      <text:p text:style-name="P1"><text:span text:style-name="T5">13 Binary to Decimal Conversion</text:span></text:p>
      <text:p text:style-name="P1"><text:span text:style-name="T5">14 Basic Calculator</text:span></text:p>
      <text:p text:style-name="P1"><text:span text:style-name="T5">15 Area of a Circle</text:span></text:p>
      <text:p text:style-name="P1"><text:span text:style-name="T5">16 Area of a Rectangle</text:span></text:p>
      <text:p text:style-name="P1"><text:span text:style-name="T5">17 Area of a Triangle</text:span></text:p>
      <text:p text:style-name="P1"><text:span text:style-name="T5">18 Simple Interest Calculation</text:span></text:p>
      <text:p text:style-name="P1"><text:span text:style-name="T5">19 Celsius to Fahrenheit Conversion</text:span></text:p>
      <text:p text:style-name="P1"><text:span text:style-name="T5">20 Fahrenheit to Celsius Conversion</text:span></text:p>
      <text:p text:style-name="P1"><text:span text:style-name="T5">21 Armstrong Number Check</text:span></text:p>
      <text:p text:style-name="P1"><text:span text:style-name="T5">22 Perfect Number Check</text:span></text:p>
      <text:p text:style-name="P1"><text:span text:style-name="T5">23 Print ASCII Value of a Character</text:span></text:p>
      <text:p text:style-name="P1"><text:span text:style-name="T5">24 GCD (Greatest Common Divisor)</text:span></text:p>
      <text:p text:style-name="P1"><text:span text:style-name="T5">25 LCM (Least Common Multiple)</text:span></text:p>
      <text:p text:style-name="P1"><text:span text:style-name="T5">26 Factorization of a Number</text:span></text:p>
      <text:p text:style-name="P1"><text:span text:style-name="T5">27 Reverse a String</text:span></text:p>
      <text:p text:style-name="P1"><text:span text:style-name="T5">28 Count Vowels and Consonants in a String</text:span></text:p>
      <text:p text:style-name="P1"><text:span text:style-name="T5">29 String Concatenation</text:span></text:p>
      <text:p text:style-name="P1"><text:span text:style-name="T5">30 String Length Calculation</text:span></text:p>
      <text:p text:style-name="P1"><text:span text:style-name="T5">31 Check for Anagrams</text:span></text:p>
      <text:p text:style-name="P1"><text:span text:style-name="T5">32 Count Words in a Sentence</text:span></text:p>
      <text:p text:style-name="P1"><text:span text:style-name="T5">33 Bubble Sort</text:span></text:p>
      <text:p text:style-name="P1"><text:span text:style-name="T5">34 Selection Sort</text:span></text:p>
      <text:p text:style-name="P1"><text:span text:style-name="T5">35 Insertion Sort</text:span></text:p>
      <text:p text:style-name="P1"><text:span text:style-name="T5">36 Linear Search</text:span></text:p>
      <text:p text:style-name="P1"><text:span text:style-name="T5">37 Binary Search</text:span></text:p>
      <text:p text:style-name="P1"><text:span text:style-name="T5">38 Merge Sort</text:span></text:p>
      <text:p text:style-name="P1"><text:span text:style-name="T5">39 Quick Sort</text:span></text:p>
      <text:p text:style-name="P1"><text:span text:style-name="T5">40 Matrix Addition</text:span></text:p>
      <text:p text:style-name="P1"><text:span text:style-name="T5">41 Matrix Subtraction</text:span></text:p>
      <text:p text:style-name="P1"><text:span text:style-name="T5">42 Matrix Multiplication</text:span></text:p>
      <text:p text:style-name="P1"><text:span text:style-name="T5">43 Transpose of a Matrix</text:span></text:p>
      <text:p text:style-name="P1"><text:span text:style-name="T5">44 Check Upper Triangular Matrix</text:span></text:p>
      <text:p text:style-name="P1"><text:span text:style-name="T5">45 Check Lower Triangular Matrix</text:span></text:p>
      <text:p text:style-name="P1"><text:span text:style-name="T5">46 Pascal's Triangle</text:span></text:p>
      <text:p text:style-name="P1"><text:span text:style-name="T5">47 Print Hollow Pyramid</text:span></text:p>
      <text:p text:style-name="P1"><text:span text:style-name="T5">48 Print Number Pattern</text:span></text:p>
      <text:p text:style-name="P1"><text:span text:style-name="T5">49 Print Floyd's Triangle</text:span></text:p>
      <text:p text:style-name="P1"><text:span text:style-name="T5">50 Print Diamond Pattern</text:span></text:p>
      <text:p text:style-name="P1"><text:span text:style-name="T5">51 Check Leap Year</text:span></text:p>
      <text:p text:style-name="P1"><text:span text:style-name="T5">52 Print Calendar of a Month</text:span></text:p>
      <text:p text:style-name="P1"><text:span text:style-name="T5">53 Find GCD and LCM of Array Elements</text:span></text:p>
      <text:p text:style-name="P1"><text:span text:style-name="T5">54 Matrix Diagonal Sum</text:span></text:p>
      <text:p text:style-name="P1"><text:span text:style-name="T5">55 Check for a Magic Square</text:span></text:p>
      <text:p text:style-name="P1"><text:span text:style-name="T5">56 Linked List Implementation</text:span></text:p>
      <text:p text:style-name="P1"><text:span text:style-name="T5">57 Stack Implementation</text:span></text:p>
      <text:p text:style-name="P1"><text:span text:style-name="T5">58 Queue Implementation</text:span></text:p>
      <text:p text:style-name="P1"><text:span text:style-name="T5">59 Circular Linked List Implementation</text:span></text:p>
      <text:p text:style-name="P1"><text:span text:style-name="T5">60 Binary Tree Traversal (Inorder, Preorder, Postorder)</text:span></text:p>
      <text:p text:style-name="P1"><text:span text:style-name="T5">61 Binary Search Tree (Insertion, Deletion, Search)</text:span></text:p>
      <text:p text:style-name="P1"><text:span text:style-name="T5">62 Depth-First Search (DFS) on a Graph</text:span></text:p>
      <text:p text:style-name="P1"><text:span text:style-name="T5">63 Breadth-First Search (BFS) on a Graph</text:span></text:p>
      <text:p text:style-name="P1"><text:span text:style-name="T5">64 Dijkstra's Algorithm</text:span></text:p>
      <text:p text:style-name="P1"><text:span text:style-name="T5">65 Prim's Algorithm</text:span></text:p>
      <text:p text:style-name="P1"><text:span text:style-name="T5">66 Kruskal's Algorithm</text:span><text:span text:style-name="T6"/></text:p>
      <text:p text:style-name="P1"><text:span text:style-name="T7">67 Convert Infix to Postfix Expression</text:span></text:p>
      <text:p text:style-name="P1"><text:span text:style-name="T7">68 Evaluate Postfix Expression</text:span></text:p>
      <text:p text:style-name="P1"><text:span text:style-name="T7">69 Check for Balanced Parentheses</text:span></text:p>
      <text:p text:style-name="P1"><text:span text:style-name="T7">70 Convert Decimal to Roman Numerals</text:span></text:p>
      <text:p text:style-name="P1"><text:span text:style-name="T7">71 Convert Roman Numerals to Decimal</text:span></text:p>
      <text:p text:style-name="P1"><text:span text:style-name="T7">72 Conversion of Units (e.g., Distance, Weight)</text:span></text:p>
      <text:p text:style-name="P1"><text:span text:style-name="T7">73 Basic File Operations (Read, Write, Copy)</text:span></text:p>
      <text:p text:style-name="P1"><text:span text:style-name="T7">74 Implement a Simple Shell</text:span></text:p>
      <text:p text:style-name="P1"><text:span text:style-name="T7">75 Basic Memory Allocation and Deallocation</text:span></text:p>
      <text:p text:style-name="P1"><text:span text:style-name="T7">76 Implement a Circular Queue</text:span></text:p>
      <text:p text:style-name="P1"><text:span text:style-name="T7">77 Implement a Priority Queue</text:span></text:p>
      <text:p text:style-name="P1"><text:span text:style-name="T7">78 Implement a Hash Table</text:span></text:p>
      <text:p text:style-name="P1"><text:span text:style-name="T8">79 Basic Socket Programming (Client-Server Interaction)</text:span></text:p>
      <text:p text:style-name="P1"><text:span text:style-name="T8">80 Producer-Consumer Problem (Multithreading)</text:span></text:p>
      <text:p text:style-name="P1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